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yanmar Text" svg:font-family="'Myanmar Tex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1155" officeooo:paragraph-rsid="00091155"/>
    </style:style>
    <style:style style:name="P2" style:family="paragraph" style:parent-style-name="Standard">
      <style:text-properties officeooo:rsid="000dbca3" officeooo:paragraph-rsid="000dbca3"/>
    </style:style>
    <style:style style:name="P3" style:family="paragraph" style:parent-style-name="Standard">
      <style:paragraph-properties fo:margin-left="1.251cm" fo:margin-right="0cm" fo:text-indent="0cm" style:auto-text-indent="false"/>
      <style:text-properties style:font-name="Myanmar Text" fo:font-size="22pt" officeooo:rsid="00091155" officeooo:paragraph-rsid="00091155" style:font-size-asian="22pt" style:font-size-complex="22pt"/>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91155" officeooo:paragraph-rsid="00091155"/>
    </style:style>
    <style:style style:name="P5" style:family="paragraph" style:parent-style-name="Standard">
      <style:paragraph-properties fo:margin-left="6.253cm" fo:margin-right="0cm" fo:text-indent="0cm" style:auto-text-indent="false"/>
      <style:text-properties fo:color="#c9211e" style:font-name="Times New Roman" fo:font-size="18pt" officeooo:rsid="00091155" officeooo:paragraph-rsid="00091155" style:font-size-asian="18pt" style:font-size-complex="18pt"/>
    </style:style>
    <style:style style:name="P6" style:family="paragraph" style:parent-style-name="Standard">
      <style:paragraph-properties fo:margin-left="6.253cm" fo:margin-right="0cm" fo:text-indent="0cm" style:auto-text-indent="false"/>
      <style:text-properties fo:color="#c9211e" style:font-name="Times New Roman" fo:font-size="14pt" fo:font-style="italic" fo:font-weight="bold" officeooo:rsid="00091155" officeooo:paragraph-rsid="00091155" style:font-size-asian="14pt" style:font-style-asian="italic" style:font-weight-asian="bold" style:font-size-complex="14pt" style:font-style-complex="italic" style:font-weight-complex="bold"/>
    </style:style>
    <style:style style:name="P7" style:family="paragraph" style:parent-style-name="Standard">
      <style:paragraph-properties fo:margin-left="6.253cm" fo:margin-right="0cm" fo:text-indent="0cm" style:auto-text-indent="false"/>
      <style:text-properties fo:color="#81d41a" style:font-name="Times New Roman" fo:font-size="18pt" officeooo:rsid="00091155" officeooo:paragraph-rsid="0017b2c7" style:font-size-asian="18pt" style:font-size-complex="18pt"/>
    </style:style>
    <style:style style:name="P8" style:family="paragraph" style:parent-style-name="Standard">
      <style:paragraph-properties fo:margin-left="6.253cm" fo:margin-right="0cm" fo:text-indent="0cm" style:auto-text-indent="false"/>
      <style:text-properties fo:color="#729fcf" style:font-name="Times New Roman" fo:font-size="18pt" officeooo:rsid="00091155" officeooo:paragraph-rsid="001bd84d" style:font-size-asian="18pt" style:font-size-complex="18pt"/>
    </style:style>
    <style:style style:name="P9" style:family="paragraph" style:parent-style-name="Standard">
      <style:paragraph-properties fo:margin-left="6.253cm" fo:margin-right="0cm" fo:text-indent="0cm" style:auto-text-indent="false"/>
      <style:text-properties fo:color="#729fcf" style:font-name="Times New Roman" fo:font-size="18pt" officeooo:rsid="00091155" officeooo:paragraph-rsid="0019a6c3" style:font-size-asian="18pt" style:font-size-complex="18pt"/>
    </style:style>
    <style:style style:name="P10" style:family="paragraph" style:parent-style-name="Standard">
      <style:paragraph-properties fo:margin-left="6.253cm" fo:margin-right="0cm" fo:text-indent="0cm" style:auto-text-indent="false"/>
      <style:text-properties fo:color="#729fcf" style:font-name="Times New Roman" fo:font-size="18pt" officeooo:rsid="000a718d" officeooo:paragraph-rsid="001bd84d" style:font-size-asian="18pt" style:font-size-complex="18pt"/>
    </style:style>
    <style:style style:name="P11" style:family="paragraph" style:parent-style-name="Standard">
      <style:paragraph-properties fo:margin-left="6.253cm" fo:margin-right="0cm" fo:text-indent="0cm" style:auto-text-indent="false"/>
      <style:text-properties fo:color="#729fcf" style:font-name="Times New Roman" fo:font-size="18pt" officeooo:rsid="001bd84d" officeooo:paragraph-rsid="001bd84d" style:font-size-asian="18pt" style:font-size-complex="18pt"/>
    </style:style>
    <style:style style:name="P12" style:family="paragraph" style:parent-style-name="Standard">
      <style:paragraph-properties fo:margin-left="6.253cm" fo:margin-right="0cm" fo:text-indent="0cm" style:auto-text-indent="false"/>
      <style:text-properties fo:color="#729fcf" style:font-name="Times New Roman" fo:font-size="18pt" officeooo:rsid="001cc437" officeooo:paragraph-rsid="001cc437" style:font-size-asian="18pt" style:font-size-complex="18pt"/>
    </style:style>
    <style:style style:name="P13" style:family="paragraph" style:parent-style-name="Standard">
      <style:paragraph-properties fo:margin-left="6.253cm" fo:margin-right="0cm" fo:text-indent="0cm" style:auto-text-indent="false"/>
      <style:text-properties fo:color="#729fcf" style:font-name="Times New Roman" fo:font-size="18pt" fo:font-style="normal" officeooo:rsid="001cc437" officeooo:paragraph-rsid="001cc437" style:font-size-asian="18pt" style:font-style-asian="normal" style:font-size-complex="18pt" style:font-style-complex="normal"/>
    </style:style>
    <style:style style:name="P14" style:family="paragraph" style:parent-style-name="Standard">
      <style:paragraph-properties fo:margin-left="6.253cm" fo:margin-right="0cm" fo:text-indent="0cm" style:auto-text-indent="false"/>
      <style:text-properties fo:color="#729fcf" style:font-name="Times New Roman" fo:font-size="14pt" fo:font-style="italic" fo:font-weight="bold" officeooo:rsid="001cc437" officeooo:paragraph-rsid="001cc437" style:font-size-asian="14pt" style:font-style-asian="italic" style:font-weight-asian="bold" style:font-size-complex="14pt" style:font-style-complex="italic" style:font-weight-complex="bold"/>
    </style:style>
    <style:style style:name="P15" style:family="paragraph" style:parent-style-name="Standard">
      <style:paragraph-properties fo:margin-left="6.253cm" fo:margin-right="0cm" fo:text-indent="0cm" style:auto-text-indent="false"/>
      <style:text-properties fo:color="#bf819e" style:font-name="Times New Roman" fo:font-size="18pt" officeooo:rsid="0025b82a" officeooo:paragraph-rsid="0025b82a" style:font-size-asian="18pt" style:font-size-complex="18pt"/>
    </style:style>
    <style:style style:name="P16" style:family="paragraph" style:parent-style-name="Standard">
      <style:paragraph-properties fo:margin-left="6.253cm" fo:margin-right="0cm" fo:text-indent="0cm" style:auto-text-indent="false"/>
      <style:text-properties fo:color="#bf819e" style:font-name="Times New Roman" fo:font-size="18pt" officeooo:paragraph-rsid="0010b30e" style:font-size-asian="18pt" style:font-size-complex="18pt"/>
    </style:style>
    <style:style style:name="P17" style:family="paragraph" style:parent-style-name="Standard">
      <style:paragraph-properties fo:margin-left="6.253cm" fo:margin-right="0cm" fo:text-indent="0cm" style:auto-text-indent="false"/>
      <style:text-properties fo:color="#bf819e" style:font-name="Times New Roman" fo:font-size="18pt" officeooo:rsid="000c9d8b" officeooo:paragraph-rsid="0012167e" style:font-size-asian="18pt" style:font-size-complex="18pt"/>
    </style:style>
    <style:style style:name="P18" style:family="paragraph" style:parent-style-name="Standard">
      <style:paragraph-properties fo:margin-left="6.253cm" fo:margin-right="0cm" fo:text-indent="0cm" style:auto-text-indent="false"/>
      <style:text-properties fo:color="#bf819e" style:font-name="Times New Roman" fo:font-size="18pt" officeooo:rsid="0012167e" officeooo:paragraph-rsid="0012167e" style:font-size-asian="18pt" style:font-size-complex="18pt"/>
    </style:style>
    <style:style style:name="P19" style:family="paragraph" style:parent-style-name="Standard">
      <style:paragraph-properties fo:margin-left="6.253cm" fo:margin-right="0cm" fo:text-indent="0cm" style:auto-text-indent="false"/>
      <style:text-properties fo:color="#bf819e" style:font-name="Times New Roman" fo:font-size="18pt" officeooo:rsid="0012167e" officeooo:paragraph-rsid="0026f6c7" style:font-size-asian="18pt" style:font-size-complex="18pt"/>
    </style:style>
    <style:style style:name="P20" style:family="paragraph" style:parent-style-name="Standard">
      <style:paragraph-properties fo:margin-left="6.253cm" fo:margin-right="0cm" fo:text-indent="0cm" style:auto-text-indent="false"/>
      <style:text-properties fo:color="#ff8000" style:font-name="Times New Roman" fo:font-size="18pt" officeooo:rsid="0012167e" officeooo:paragraph-rsid="0012167e" style:font-size-asian="18pt" style:font-size-complex="18pt"/>
    </style:style>
    <style:style style:name="P21" style:family="paragraph" style:parent-style-name="Standard">
      <style:paragraph-properties fo:margin-left="6.253cm" fo:margin-right="0cm" fo:text-indent="0cm" style:auto-text-indent="false"/>
      <style:text-properties fo:color="#ff8000" style:font-name="Times New Roman" fo:font-size="18pt" officeooo:rsid="00130abb" officeooo:paragraph-rsid="00130abb" style:font-size-asian="18pt" style:font-size-complex="18pt"/>
    </style:style>
    <style:style style:name="P22" style:family="paragraph" style:parent-style-name="Standard">
      <style:paragraph-properties fo:margin-left="6.253cm" fo:margin-right="0cm" fo:text-indent="0cm" style:auto-text-indent="false"/>
      <style:text-properties fo:color="#ff8000" style:font-name="Times New Roman" fo:font-size="18pt" officeooo:rsid="00130abb" officeooo:paragraph-rsid="001cc437" style:font-size-asian="18pt" style:font-size-complex="18pt"/>
    </style:style>
    <style:style style:name="P23" style:family="paragraph" style:parent-style-name="Standard">
      <style:paragraph-properties fo:margin-left="6.253cm" fo:margin-right="0cm" fo:text-indent="0cm" style:auto-text-indent="false"/>
      <style:text-properties fo:color="#ff8000" style:font-name="Times New Roman" fo:font-size="18pt" officeooo:rsid="00130abb" officeooo:paragraph-rsid="0026f6c7" style:font-size-asian="18pt" style:font-size-complex="18pt"/>
    </style:style>
    <style:style style:name="P24" style:family="paragraph" style:parent-style-name="Standard">
      <style:paragraph-properties fo:margin-left="6.253cm" fo:margin-right="0cm" fo:text-indent="0cm" style:auto-text-indent="false"/>
      <style:text-properties fo:color="#ff8000" style:text-position="0% 100%" style:font-name="Times New Roman" fo:font-size="18pt" fo:font-style="normal" officeooo:rsid="00130abb" officeooo:paragraph-rsid="00130abb" style:font-size-asian="18pt" style:font-style-asian="normal" style:font-size-complex="18pt" style:font-style-complex="normal"/>
    </style:style>
    <style:style style:name="P25" style:family="paragraph" style:parent-style-name="Standard">
      <style:paragraph-properties fo:margin-left="6.253cm" fo:margin-right="0cm" fo:text-indent="0cm" style:auto-text-indent="false"/>
      <style:text-properties fo:color="#77bc65" style:font-name="Times New Roman" fo:font-size="18pt" officeooo:rsid="00130abb" officeooo:paragraph-rsid="0026f6c7" style:font-size-asian="18pt" style:font-size-complex="18pt"/>
    </style:style>
    <style:style style:name="P26" style:family="paragraph" style:parent-style-name="Standard">
      <style:paragraph-properties fo:margin-left="6.253cm" fo:margin-right="0cm" fo:text-indent="0cm" style:auto-text-indent="false"/>
      <style:text-properties fo:color="#77bc65" style:font-name="Times New Roman" fo:font-size="18pt" officeooo:rsid="001d0d28" officeooo:paragraph-rsid="001d0d28" style:font-size-asian="18pt" style:font-size-complex="18pt"/>
    </style:style>
    <style:style style:name="P27" style:family="paragraph" style:parent-style-name="Standard">
      <style:paragraph-properties fo:margin-left="6.253cm" fo:margin-right="0cm" fo:text-indent="0cm" style:auto-text-indent="false"/>
      <style:text-properties fo:color="#77bc65" style:font-name="Times New Roman" fo:font-size="18pt" officeooo:rsid="001dba06" officeooo:paragraph-rsid="001dba06" style:font-size-asian="18pt" style:font-size-complex="18pt"/>
    </style:style>
    <style:style style:name="P28" style:family="paragraph" style:parent-style-name="Standard">
      <style:paragraph-properties fo:margin-left="6.253cm" fo:margin-right="0cm" fo:text-indent="0cm" style:auto-text-indent="false"/>
      <style:text-properties fo:color="#77bc65" style:font-name="Times New Roman" fo:font-size="18pt" officeooo:rsid="001f8673" officeooo:paragraph-rsid="001f8673" style:font-size-asian="18pt" style:font-size-complex="18pt"/>
    </style:style>
    <style:style style:name="P29" style:family="paragraph" style:parent-style-name="Standard">
      <style:paragraph-properties fo:margin-left="6.253cm" fo:margin-right="0cm" fo:text-indent="0cm" style:auto-text-indent="false"/>
      <style:text-properties fo:color="#77bc65" style:text-position="0% 100%" style:font-name="Times New Roman" fo:font-size="18pt" fo:font-style="normal" officeooo:rsid="001d0d28" officeooo:paragraph-rsid="001d0d28" style:font-size-asian="18pt" style:font-style-asian="normal" style:font-size-complex="18pt" style:font-style-complex="normal"/>
    </style:style>
    <style:style style:name="P30" style:family="paragraph" style:parent-style-name="Standard">
      <style:paragraph-properties fo:margin-left="6.253cm" fo:margin-right="0cm" fo:text-indent="0cm" style:auto-text-indent="false"/>
      <style:text-properties fo:color="#77bc65" style:text-position="0% 100%" style:font-name="Times New Roman" fo:font-size="18pt" fo:font-style="normal" officeooo:rsid="001dba06" officeooo:paragraph-rsid="001dba06" style:font-size-asian="18pt" style:font-style-asian="normal" style:font-size-complex="18pt" style:font-style-complex="normal"/>
    </style:style>
    <style:style style:name="P31" style:family="paragraph" style:parent-style-name="Standard">
      <style:paragraph-properties fo:margin-left="6.253cm" fo:margin-right="0cm" fo:text-indent="0cm" style:auto-text-indent="false"/>
      <style:text-properties fo:color="#77bc65" style:text-position="0% 100%" style:font-name="Times New Roman" fo:font-size="18pt" fo:font-style="normal" officeooo:rsid="001f8673" officeooo:paragraph-rsid="001f8673" style:font-size-asian="18pt" style:font-style-asian="normal" style:font-size-complex="18pt" style:font-style-complex="normal"/>
    </style:style>
    <style:style style:name="P32" style:family="paragraph" style:parent-style-name="Standard">
      <style:paragraph-properties fo:margin-left="6.253cm" fo:margin-right="0cm" fo:text-indent="0cm" style:auto-text-indent="false"/>
      <style:text-properties fo:color="#e16173" style:font-name="Times New Roman" fo:font-size="18pt" officeooo:rsid="0026f6c7" officeooo:paragraph-rsid="0026f6c7" style:font-size-asian="18pt" style:font-size-complex="18pt"/>
    </style:style>
    <style:style style:name="P33" style:family="paragraph" style:parent-style-name="Standard">
      <style:paragraph-properties fo:margin-left="6.253cm" fo:margin-right="0cm" fo:text-indent="0cm" style:auto-text-indent="false"/>
      <style:text-properties fo:color="#e16173" style:font-name="Times New Roman" fo:font-size="18pt" officeooo:rsid="00288214" officeooo:paragraph-rsid="00288214" style:font-size-asian="18pt" style:font-size-complex="18pt"/>
    </style:style>
    <style:style style:name="P34" style:family="paragraph" style:parent-style-name="Standard">
      <style:paragraph-properties fo:margin-left="0cm" fo:margin-right="0cm" fo:text-indent="0cm" style:auto-text-indent="false"/>
      <style:text-properties fo:color="#81d41a" style:font-name="Times New Roman" fo:font-size="14pt" fo:font-style="italic" fo:font-weight="bold" officeooo:rsid="0025b82a" officeooo:paragraph-rsid="0025b82a" style:font-size-asian="14pt" style:font-style-asian="italic" style:font-weight-asian="bold" style:font-size-complex="14pt" style:font-style-complex="italic" style:font-weight-complex="bold"/>
    </style:style>
    <style:style style:name="P35" style:family="paragraph" style:parent-style-name="Standard">
      <style:paragraph-properties fo:margin-left="0cm" fo:margin-right="0cm" fo:text-indent="0cm" style:auto-text-indent="false"/>
      <style:text-properties fo:color="#c9211e" style:font-name="Times New Roman" fo:font-size="14pt" fo:font-style="italic" fo:font-weight="bold" officeooo:rsid="0025b82a" officeooo:paragraph-rsid="0025b82a" style:font-size-asian="14pt" style:font-style-asian="italic" style:font-weight-asian="bold" style:font-size-complex="14pt" style:font-style-complex="italic" style:font-weight-complex="bold"/>
    </style:style>
    <style:style style:name="P36" style:family="paragraph" style:parent-style-name="Standard">
      <style:paragraph-properties fo:margin-left="0cm" fo:margin-right="0cm" fo:text-indent="0cm" style:auto-text-indent="false"/>
      <style:text-properties fo:color="#81d41a" style:font-name="Times New Roman" fo:font-size="13pt" fo:font-style="italic" fo:font-weight="bold" officeooo:rsid="0025b82a" officeooo:paragraph-rsid="0025b82a" fo:background-color="transparent" style:font-size-asian="13pt" style:font-style-asian="italic" style:font-weight-asian="bold" style:font-size-complex="13pt" style:font-style-complex="italic" style:font-weight-complex="bold"/>
    </style:style>
    <style:style style:name="P37" style:family="paragraph" style:parent-style-name="Standard">
      <style:paragraph-properties fo:margin-left="0cm" fo:margin-right="0cm" fo:text-indent="0cm" style:auto-text-indent="false"/>
      <style:text-properties fo:color="#55215b" style:font-name="Times New Roman" fo:font-size="14pt" fo:font-style="italic" fo:font-weight="bold" officeooo:rsid="0025b82a" officeooo:paragraph-rsid="0025b82a" style:font-size-asian="14pt" style:font-style-asian="italic" style:font-weight-asian="bold" style:font-size-complex="14pt" style:font-style-complex="italic" style:font-weight-complex="bold"/>
    </style:style>
    <style:style style:name="P38" style:family="paragraph" style:parent-style-name="Standard">
      <style:paragraph-properties fo:margin-left="0cm" fo:margin-right="0cm" fo:text-indent="0cm" style:auto-text-indent="false"/>
      <style:text-properties fo:color="#bf819e" style:font-name="Times New Roman" fo:font-size="18pt" officeooo:rsid="0012167e" officeooo:paragraph-rsid="0026f6c7" style:font-size-asian="18pt" style:font-size-complex="18pt"/>
    </style:style>
    <style:style style:name="P39" style:family="paragraph" style:parent-style-name="Standard">
      <style:paragraph-properties fo:margin-left="0cm" fo:margin-right="0cm" fo:text-indent="0cm" style:auto-text-indent="false"/>
      <style:text-properties fo:color="#28471f" style:font-name="Times New Roman" fo:font-size="14pt" fo:font-style="italic" fo:font-weight="bold" officeooo:rsid="0026f6c7" officeooo:paragraph-rsid="0026f6c7" style:font-size-asian="14pt" style:font-style-asian="italic" style:font-weight-asian="bold" style:font-size-complex="14pt" style:font-style-complex="italic" style:font-weight-complex="bold"/>
    </style:style>
    <style:style style:name="T1" style:family="text">
      <style:text-properties officeooo:rsid="000a718d"/>
    </style:style>
    <style:style style:name="T2" style:family="text">
      <style:text-properties fo:font-style="italic" officeooo:rsid="000c00e1" style:font-style-asian="italic" style:font-style-complex="italic"/>
    </style:style>
    <style:style style:name="T3" style:family="text">
      <style:text-properties fo:font-style="italic" officeooo:rsid="000a718d" style:font-style-asian="italic" style:font-style-complex="italic"/>
    </style:style>
    <style:style style:name="T4" style:family="text">
      <style:text-properties fo:font-style="italic" officeooo:rsid="000c9d8b" style:font-style-asian="italic" style:font-style-complex="italic"/>
    </style:style>
    <style:style style:name="T5" style:family="text">
      <style:text-properties fo:font-style="italic" officeooo:rsid="0017b2c7" style:font-style-asian="italic" style:font-style-complex="italic"/>
    </style:style>
    <style:style style:name="T6" style:family="text">
      <style:text-properties fo:font-style="italic" officeooo:rsid="001bd84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00e1" style:font-style-asian="normal" style:font-style-complex="normal"/>
    </style:style>
    <style:style style:name="T9" style:family="text">
      <style:text-properties fo:font-style="normal" officeooo:rsid="000c9d8b" style:font-style-asian="normal" style:font-style-complex="normal"/>
    </style:style>
    <style:style style:name="T10" style:family="text">
      <style:text-properties fo:font-style="normal" officeooo:rsid="000a718d" style:font-style-asian="normal" style:font-style-complex="normal"/>
    </style:style>
    <style:style style:name="T11" style:family="text">
      <style:text-properties fo:font-style="normal" officeooo:rsid="000ca6e1" style:font-style-asian="normal" style:font-style-complex="normal"/>
    </style:style>
    <style:style style:name="T12" style:family="text">
      <style:text-properties fo:font-style="normal" officeooo:rsid="0010b30e" style:font-style-asian="normal" style:font-style-complex="normal"/>
    </style:style>
    <style:style style:name="T13" style:family="text">
      <style:text-properties fo:font-style="normal" officeooo:rsid="0017b2c7" style:font-style-asian="normal" style:font-style-complex="normal"/>
    </style:style>
    <style:style style:name="T14" style:family="text">
      <style:text-properties fo:font-style="normal" officeooo:rsid="00183f50" style:font-style-asian="normal" style:font-style-complex="normal"/>
    </style:style>
    <style:style style:name="T15" style:family="text">
      <style:text-properties fo:font-style="normal" officeooo:rsid="0019a6c3" style:font-style-asian="normal" style:font-style-complex="normal"/>
    </style:style>
    <style:style style:name="T16" style:family="text">
      <style:text-properties fo:font-style="normal" officeooo:rsid="001cc437" style:font-style-asian="normal" style:font-style-complex="normal"/>
    </style:style>
    <style:style style:name="T17" style:family="text">
      <style:text-properties fo:font-style="normal" officeooo:rsid="0021593c" style:font-style-asian="normal" style:font-style-complex="normal"/>
    </style:style>
    <style:style style:name="T18" style:family="text">
      <style:text-properties fo:font-style="normal" officeooo:rsid="00240d53" style:font-style-asian="normal" style:font-style-complex="normal"/>
    </style:style>
    <style:style style:name="T19" style:family="text">
      <style:text-properties style:text-position="super 58%" fo:font-style="italic" officeooo:rsid="000c9d8b" style:font-style-asian="italic" style:font-style-complex="italic"/>
    </style:style>
    <style:style style:name="T20" style:family="text">
      <style:text-properties style:text-position="super 58%" fo:font-style="normal" officeooo:rsid="000ca6e1" style:font-style-asian="normal" style:font-style-complex="normal"/>
    </style:style>
    <style:style style:name="T21" style:family="text">
      <style:text-properties style:text-position="0% 100%"/>
    </style:style>
    <style:style style:name="T22" style:family="text">
      <style:text-properties style:text-position="0% 100%" fo:font-style="normal" style:font-style-asian="normal" style:font-style-complex="normal"/>
    </style:style>
    <style:style style:name="T23" style:family="text">
      <style:text-properties style:text-position="0% 100%" fo:font-style="normal" officeooo:rsid="000ca6e1" style:font-style-asian="normal" style:font-style-complex="normal"/>
    </style:style>
    <style:style style:name="T24" style:family="text">
      <style:text-properties style:text-position="0% 100%" fo:font-style="normal" officeooo:rsid="0010b30e" style:font-style-asian="normal" style:font-style-complex="normal"/>
    </style:style>
    <style:style style:name="T25" style:family="text">
      <style:text-properties style:text-position="0% 100%" fo:font-style="normal" officeooo:rsid="0012167e" style:font-style-asian="normal" style:font-style-complex="normal"/>
    </style:style>
    <style:style style:name="T26" style:family="text">
      <style:text-properties style:text-position="0% 100%" fo:font-style="normal" officeooo:rsid="00130abb" style:font-style-asian="normal" style:font-style-complex="normal"/>
    </style:style>
    <style:style style:name="T27" style:family="text">
      <style:text-properties style:text-position="0% 100%" fo:font-style="normal" officeooo:rsid="001368a4" style:font-style-asian="normal" style:font-style-complex="normal"/>
    </style:style>
    <style:style style:name="T28" style:family="text">
      <style:text-properties style:text-position="0% 100%" fo:font-style="normal" officeooo:rsid="001cc437" style:font-style-asian="normal" style:font-style-complex="normal"/>
    </style:style>
    <style:style style:name="T29" style:family="text">
      <style:text-properties style:text-position="0% 100%" fo:font-style="normal" officeooo:rsid="001d0d28" style:font-style-asian="normal" style:font-style-complex="normal"/>
    </style:style>
    <style:style style:name="T30" style:family="text">
      <style:text-properties style:text-position="0% 100%" fo:font-style="normal" officeooo:rsid="001f8673" style:font-style-asian="normal" style:font-style-complex="normal"/>
    </style:style>
    <style:style style:name="T31" style:family="text">
      <style:text-properties style:text-position="0% 100%" fo:font-style="normal" officeooo:rsid="0021214e" style:font-style-asian="normal" style:font-style-complex="normal"/>
    </style:style>
    <style:style style:name="T32" style:family="text">
      <style:text-properties style:text-position="0% 100%" fo:font-style="normal" officeooo:rsid="0021593c" style:font-style-asian="normal" style:font-style-complex="normal"/>
    </style:style>
    <style:style style:name="T33" style:family="text">
      <style:text-properties style:text-position="0% 100%" fo:font-style="normal" officeooo:rsid="00240d53" style:font-style-asian="normal" style:font-style-complex="normal"/>
    </style:style>
    <style:style style:name="T34" style:family="text">
      <style:text-properties style:text-position="0% 100%" fo:font-style="italic" style:font-style-asian="italic" style:font-style-complex="italic"/>
    </style:style>
    <style:style style:name="T35" style:family="text">
      <style:text-properties style:text-position="0% 100%" fo:font-style="italic" officeooo:rsid="000ca6e1" style:font-style-asian="italic" style:font-style-complex="italic"/>
    </style:style>
    <style:style style:name="T36" style:family="text">
      <style:text-properties style:text-position="0% 100%" fo:font-style="italic" officeooo:rsid="0012167e" style:font-style-asian="italic" style:font-style-complex="italic"/>
    </style:style>
    <style:style style:name="T37" style:family="text">
      <style:text-properties style:text-position="0% 100%" officeooo:rsid="001d0d28"/>
    </style:style>
    <style:style style:name="T38" style:family="text">
      <style:text-properties officeooo:rsid="000eefd5"/>
    </style:style>
    <style:style style:name="T39" style:family="text">
      <style:text-properties officeooo:rsid="0017b2c7"/>
    </style:style>
    <style:style style:name="T40" style:family="text">
      <style:text-properties officeooo:rsid="00091155"/>
    </style:style>
    <style:style style:name="T41" style:family="text">
      <style:text-properties officeooo:rsid="001cc437"/>
    </style:style>
    <style:style style:name="T42" style:family="text">
      <style:text-properties officeooo:rsid="00240d53"/>
    </style:style>
    <style:style style:name="T43" style:family="text">
      <style:text-properties officeooo:rsid="00251bcd"/>
    </style:style>
    <style:style style:name="T44" style:family="text">
      <style:text-properties fo:color="#5983b0"/>
    </style:style>
    <style:style style:name="T45" style:family="text">
      <style:text-properties fo:color="#ff8000" style:text-position="0% 100%" fo:font-size="14pt" fo:font-style="italic" fo:font-weight="bold" officeooo:rsid="0026f6c7" style:font-size-asian="14pt" style:font-style-asian="italic" style:font-weight-asian="bold" style:font-size-complex="14pt"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ederici Gloria VC</text:p>
      <text:p text:style-name="P1">Elaborato di Scienze Umane</text:p>
      <text:p text:style-name="P2">Esame di Maturità 2020/2021</text:p>
      <text:p text:style-name="P1"/>
      <text:p text:style-name="P3"/>
      <text:p text:style-name="P35">psicoanalisi e pedagogia assieme, mito o realtà potenziale realtà?</text:p>
      <text:p text:style-name="P5">Ad uno sguardo superficiale si direbbe che psicoanalisi e pedagogia siano due discipline inconciliabili <text:s/>;da un lato si ha un Es pulsionale e dall’altro un’educazione in funzione della convivenza in società , il che freudianamente <text:span text:style-name="T38">sembra equivalere in tutto e per tutto alla repressione della prima</text:span>. </text:p>
      <text:p text:style-name="P6"/>
      <text:p text:style-name="P34">Realtà! Infatti Freud, il fondatore della psicoanalisi..</text:p>
      <text:p text:style-name="P7">Tuttavia non è possibile ridurre concetti tanto complessi e sfumati a <text:span text:style-name="T38">questa rapida osservazione</text:span> , <text:span text:style-name="T38">poiché , come <text:s/>vedremo , si rivelerà particolarmente superficiale , se non completamente infondata.</text:span> </text:p>
      <text:p text:style-name="P7"/>
      <text:p text:style-name="P36"><text:span text:style-name="T44">Freud in merito spiega che...Paolo Pietrini osserva che..</text:span></text:p>
      <text:p text:style-name="P8"><text:span text:style-name="T39">Il </text:span><text:span text:style-name="T3">teorico del conflitto </text:span><text:span text:style-name="T19"><text:s/></text:span><text:span text:style-name="T1">infatti sostiene che </text:span><text:span text:style-name="T3">“i mestieri più difficili </text:span><text:span text:style-name="T6">in assoluto</text:span><text:span text:style-name="T3"> sono <text:s/></text:span><text:span text:style-name="T6">nell’ordine il genitore, l’insegnante e lo psicologo</text:span><text:span text:style-name="T3">”</text:span><text:span text:style-name="T1"> tracciando di fatto un filo conduttore fra le tre figure. </text:span></text:p>
      <text:p text:style-name="P10">Ma cosa hanno in comune? Bene, Freud spiega che tutte si dedicano , seppur differentemente, al processo formativo dell’uomo .</text:p>
      <text:p text:style-name="P8"><text:span text:style-name="T1"><text:s/>In particolar modo la psicoanalisi pone attenzione alle prime tre fasi della vita del fanciullo, in quanto vi si concentrano i traumi che porteranno alla </text:span><text:soft-page-break/><text:span text:style-name="T1">determinazione dei risvolti comportamentali in età adulta. E’ inoltre particolarmente importante porvi attenzione in quanto la psiche infantile risulta essere una <text:s/>sorta di autostrada senza corsie e sensi di marcia, </text:span><text:span text:style-name="T10">indi per cui sarà pressoch</text:span><text:span text:style-name="T14">é</text:span><text:span text:style-name="T10"> impossibile elaborare i traumi nel momento in cui si subiscono</text:span><text:span text:style-name="T3">. </text:span></text:p>
      <text:p text:style-name="P9"><text:span text:style-name="T14">Un’ altra analogia sorprendente è stata enucleata dal pedagogista Paolo Pietrini , </text:span><text:span text:style-name="T15">il quale</text:span><text:span text:style-name="T14"> spiega come </text:span><text:span text:style-name="T15">in Freud emerga la centralità del rapporto con l’Altro in senso assoluto, nei due ambiti del sapere.</text:span></text:p>
      <text:p text:style-name="P11"><text:span text:style-name="T15">I</text:span><text:span text:style-name="T7">nfatti nell’ambito familiare il rapporto con l’Altro è determinante , ed in particolar modo i rapporti con le figure di riferimento ( è preferibile parlare di caregivers , come suggerisce Bowlby) rifletteranno la maggior parte delle relazioni che la persona intratterrà nella vita adulta, seppur in diversi modi (si parla principalmente di identificazione o controidentificazione con il caregiver).</text:span></text:p>
      <text:p text:style-name="P11"><text:span text:style-name="T7">Nel contesto educativo il rapporto con l’Altro è altresì importante, come risulta evidente già nel gruppo classe, e come è chiaro nei contesti di apprendimento proposti dall’insegnate. Emblematico è il caso in cui un docente propone una parte di programma in cui si è costretti ad affiancare il diverso , anche solamente in termini di momento storico. In una situazione così configurata è evidente che , se il rapporto con il tema non si </text:span><text:span text:style-name="T16">dovesse strutturare </text:span><text:span text:style-name="T7">a dovere, </text:span><text:span text:style-name="T16">il ragazzo potrebbe </text:span><text:soft-page-break/><text:span text:style-name="T16">trarne difficoltà invalidanti nei futuri contesti di vita.</text:span></text:p>
      <text:p text:style-name="P12"><text:span text:style-name="T7">Con lo psicologo il rapporto con l’Altro è talmente evidente che si spiega da sé, già solamente poiché la scelta di recarsi da una figura specializz</text:span><text:span text:style-name="T17">a</text:span><text:span text:style-name="T7">ta nella cura della psiche è effettivamente un grandissimo sforzo in termini di relazione con il prossimo.</text:span></text:p>
      <text:p text:style-name="P13">Se è vero infatti che siamo animali sociali, è anche vero , come suggerisce Bergson, che l’istinto non è l’unica componente che agisce su di noi, ma esiste tutta una componente intuitiva che , se da un lato ci aiuta a formulare soluzioni sul mondo che ci circonda, rende anche estremamente complesse le varianti che entrano in gioco nell’arco della nostra vita.</text:p>
      <text:p text:style-name="P13">Seguendo la linea freudiana dunque potremmo dire che il genitore, l’insegnate e lo psicologo , hanno il compito di regolare e rendere sano il rapporto con l’altro.</text:p>
      <text:p text:style-name="P13">Chiaramente i compiti delle figure sopra enunciate non si esauriscono in questo, così come lo stretto rapporto fra Psicoanalisi e Pedagogia</text:p>
      <text:p text:style-name="P14"/>
      <text:p text:style-name="P37">Dato che potrebbe risultare complesso analizziamo il pensiero dei due fautori delle altre due principali correnti psicoanalitiche, per liberarci definitvamente da eventuali pregiudizi legati alla psicoanalisi</text:p>
      <text:p text:style-name="P15"><text:span text:style-name="T14"><text:s/></text:span><text:span text:style-name="T18">Ricordando</text:span><text:span text:style-name="T16"> S. F</text:span><text:span text:style-name="T13">reud come i</text:span><text:span text:style-name="T16">l teorico della sessualità infantile , potrebbe risultare complesso comprendere la relazione fra i due saperi partendo da </text:span><text:soft-page-break/><text:span text:style-name="T16">quest’ultimo, quindi</text:span><text:span text:style-name="T13"> analizzeremo il pensiero di altre correnti psicoanalitiche</text:span><text:span text:style-name="T5">. </text:span><text:span text:style-name="T40">La psicoanalisi infatti non si esaurisce nella figura di Sigmund Freud , ma anzi si articola in tre filoni principali : quello freudiano appunto , la linea di Carl Jung e quella di Alfred Adler.</text:span></text:p>
      <text:p text:style-name="P16"><text:span text:style-name="T1">Per quanto riguarda C. Jung , le connessioni con il mondo dell’educazione sono evidenti. Il concetto di </text:span><text:span text:style-name="T3">individuazione</text:span><text:span text:style-name="T19">2</text:span><text:span text:style-name="T3"> </text:span><text:span text:style-name="T10">permette alla pedagogia di costruire </text:span><text:span text:style-name="T8">continuamente nuovi percorsi al fine di guidare la formazione della personalità dei fanciulli </text:span><text:span text:style-name="T12">e</text:span><text:span text:style-name="T8">, conseguenzialmente, la direzione del loro percorso formativo ; il ruolo-guida del docente è attuabile solo in virtù di un’adeguata formazione psicologica.</text:span></text:p>
      <text:p text:style-name="P16"><text:span text:style-name="T8"><text:s/>Possiamo inoltre ricorrere al concetto di </text:span><text:span text:style-name="T2">inconscio collettivo</text:span><text:span text:style-name="T19">3</text:span><text:span text:style-name="T8"> per comprendere ancor meglio lo strettissimo rapporto fra la formazione e l’analisi : </text:span><text:span text:style-name="T12">grazie a questo </text:span><text:span text:style-name="T8"><text:s/></text:span><text:span text:style-name="T9">abbiamo </text:span><text:span text:style-name="T12">dunque</text:span><text:span text:style-name="T9"> </text:span><text:span text:style-name="T12">sia un </text:span><text:span text:style-name="T9">inconscio </text:span><text:span text:style-name="T12">individuale</text:span><text:span text:style-name="T9"> che </text:span><text:span text:style-name="T12">ci</text:span><text:span text:style-name="T9"> </text:span><text:span text:style-name="T12">agevola</text:span><text:span text:style-name="T9"> nel conflitto tramite la </text:span><text:span text:style-name="T4">compensazione</text:span><text:span text:style-name="T19">4</text:span><text:span text:style-name="T4">,</text:span><text:span text:style-name="T9"> </text:span><text:span text:style-name="T12">sia un inconscio</text:span><text:span text:style-name="T9"> collettivo che c</text:span><text:span text:style-name="T12">i</text:span><text:span text:style-name="T9"> </text:span><text:span text:style-name="T12">guida al fine di migliorare</text:span><text:span text:style-name="T4"> </text:span><text:span text:style-name="T12">l’esperienza</text:span><text:span text:style-name="T9"> sociale dell’istituzione scolastica.</text:span></text:p>
      <text:p text:style-name="P17"><text:span text:style-name="T7">L’attenzione al contesto è ancor più evidente nelle teorie di A. Adler ; </text:span><text:span text:style-name="T12">f</text:span><text:span text:style-name="T7">ra i vari princìpi da lui individua</text:span><text:span text:style-name="T11">t</text:span><text:span text:style-name="T7">i sono funzionali al nostro discorso quello di </text:span><text:span text:style-name="T34">influenza cosmica</text:span><text:span text:style-name="T35">, quello di azione e r</text:span><text:span text:style-name="T36">ea</text:span><text:span text:style-name="T35">zione e quello di unità</text:span><text:span text:style-name="T20">5</text:span><text:span text:style-name="T23">. </text:span></text:p>
      <text:p text:style-name="P17"><text:soft-page-break/><text:span text:style-name="T33">L’</text:span><text:span text:style-name="T25"> educatore </text:span><text:span text:style-name="T33">attento a tali principi</text:span><text:span text:style-name="T25"> </text:span><text:span text:style-name="T24">dovrà </text:span><text:span text:style-name="T25">innanzitutto</text:span><text:span text:style-name="T24"> apprendere</text:span><text:span text:style-name="T23"> </text:span><text:span text:style-name="T24"><text:s/>questi concetti </text:span><text:span text:style-name="T23"><text:s/>, per poi gestire la vita formativa dell’ educando in modo da rimescolarne le caratteristiche a favore di una giusta proporzione fra la tendenza all’affermazione del Se e la spinta alla Solidarietà.</text:span></text:p>
      <text:p text:style-name="P18"><text:span text:style-name="T23">E’ </text:span><text:span text:style-name="T22">chiaro che grazie alle premesse del terzo filone analitico, le strade pedagogiche sono spianate; esiste un metodo migliore per insegnare, oltre a quello di tenere a mente la portata degli stimoli, disponendoli in maniera tale che questi risultino fruibili al fanciullo?</text:span></text:p>
      <text:p text:style-name="P19"><text:span text:style-name="T22">Inoltre, le sedute di tale filone psicoanalitico sembrano esattamente essere lezioni attive ed è per tal motivo che risparmieremo lo sforzo di costruire connes</text:span><text:span text:style-name="T26">s</text:span><text:span text:style-name="T22">ioni fra le due macro-aree.</text:span></text:p>
      <text:p text:style-name="P19"><text:span text:style-name="T22"/></text:p>
      <text:p text:style-name="P38"><text:span text:style-name="T45">Un bilancio negativo di Anna Freud..</text:span></text:p>
      <text:p text:style-name="P20"><text:span text:style-name="T23"><text:s text:c="6"/>A questo punto d</text:span><text:span text:style-name="T22">i</text:span><text:span text:style-name="T23">sponiamo di sufficienti elementi per </text:span><text:span text:style-name="T22">mettere in discussione il pregiudizio con cui abbiamo aperto la riflessione . Le due materie non</text:span><text:span text:style-name="T23"> solo </text:span><text:span text:style-name="T22">possono</text:span><text:span text:style-name="T23"> coesistere, ma viaggiare l’una con l’altra arricchendosi vicendevolmente </text:span><text:span text:style-name="T26">ed, allo stesso tempo, giovare assieme </text:span><text:span text:style-name="T23">alla vita psichica e formativa dell’uomo.</text:span></text:p>
      <text:p text:style-name="P21"><text:span text:style-name="T23">P</text:span><text:span text:style-name="T22">er portare avanti il nostro lavoro non possiamo comunque esimerci dall’evidenziare le criticità </text:span><text:span text:style-name="T27">di </text:span><text:soft-page-break/><text:span text:style-name="T27">quest’unione ;</text:span><text:span text:style-name="T34">. Anna Freud vi individua un punto problematico</text:span><text:span text:style-name="T22"> : non è applicata.</text:span></text:p>
      <text:p text:style-name="P24">Leggendo le sue parole ci accorgiamo invero che le critiche <text:span text:style-name="T41">del</text:span>l’<text:span text:style-name="T42">esperta</text:span> non sono dirette al concetto dell’unione, bensì al sistema su cui andrebbe applicato. E’ come se cercassimo di mettere un cubo rigido in una sfera tre volte più piccola del primo ; è molto bella l’idea del collasso della massa, ma rischiamo di sparire in un b<text:span text:style-name="T41">uco nero</text:span>.</text:p>
      <text:p text:style-name="P22"><text:span text:style-name="T22">Questo concetto è </text:span><text:span text:style-name="T27">importante al fine</text:span><text:span text:style-name="T22"> </text:span><text:span text:style-name="T27">di </text:span><text:span text:style-name="T22">comprendere che, </text:span><text:span text:style-name="T28">con i sistemi scolastici attuali ,sarebbe pressoch</text:span><text:span text:style-name="T32">é</text:span><text:span text:style-name="T28"> impossibile attuare un percorso di questo genere.</text:span></text:p>
      <text:p text:style-name="P23"><text:span text:style-name="T28"><text:s/>A. Freud , tuttavia </text:span><text:span text:style-name="T29">sostiene anche che non sia possibile studiare il bambino come essere a se stante, ma che possa essere visto solo come sede di futuri successi od insuccessi in te</text:span><text:span text:style-name="T32">rm</text:span><text:span text:style-name="T29">ini psicopatologici. </text:span></text:p>
      <text:p text:style-name="P23"><text:span text:style-name="T29"/></text:p>
      <text:p text:style-name="P39"><text:span text:style-name="T37">Q</text:span><text:span text:style-name="T21">uindi psicoanalisi e pedagogia possono arricchirsi vicendevolmente, perciò analizziamo assieme le direttive in merito di Betthleim, Ferenczi e M.Klein..</text:span></text:p>
      <text:p text:style-name="P25"><text:span text:style-name="T29">Generalmente questa visione è ampliamente superata, ed il fanciullo viene sempre più studiato con dignità propria. La stessa dichiarazione dei diritti del fanciullo redatta a Ginevra (23-02-1923) <text:s/>non riprendeva certamente la visione della psicoanalista inglese.</text:span></text:p>
      <text:p text:style-name="P29">In termini psico-pedagogici è inevitabile ricordare che “l’amore non basta” , ed in generale che le migliori intenzioni in <text:soft-page-break/>alcun modo determinano i migliori risultati.</text:p>
      <text:p text:style-name="P26"><text:span text:style-name="T22">Betthleim a tal proposito sottolinea che , per l’</text:span><text:span text:style-name="T32"> </text:span><text:span text:style-name="T22">appunto, l’amore non basta, ma serve un sostegno psicoanalitico all’educazione.</text:span></text:p>
      <text:p text:style-name="P26"><text:span text:style-name="T22">Questo viene inteso dall’esperto come “l’aiuto offerto perché il bambino, quando incorre in difficoltà interne [forte presenza pulsionale in presenza di un Io ancora immaturo] o esterne [rivalità tra fratelli, divieti dei genitori] possa superarle senza che si diano in lui formazione di sintomi, stati d’angoscia, deformazioni del carattere e restrizioni della creatività”.</text:span></text:p>
      <text:p text:style-name="P29">Leggendo queste righe non si deve pensare che B. Bettheleim stia confondendo il ruolo dell’insegnante con quello dello psicologo , ma anzi i due ruoli sono ovviamente distinti. L’insegnante non deve essere esso stesso uno specialista della psicoanalisi, ma deve essere formato per non rendersi partecipe di traumi , o per indirizzare da uno specialista la dove lo ritenga necessario.</text:p>
      <text:p text:style-name="P29"><text:span text:style-name="T43">T</text:span>uttavia, potrebbe venir spontaneo chiedersi se , sia possibile o comunque auspicabile eliminare il conflitto nel contesto scolastico. Non è ne’ auspicabile ne’ possibile , infatti l’aiuto psicoanalitico all’educazione non deve avere come obiettivo quello di eliminare gli elementi <text:soft-page-break/>contraddittori, ma quello di far si che questi non sfocino in problemi patologici.</text:p>
      <text:p text:style-name="P29">Freudianamente infatti il conflitto è la matrice che dirige tanto la formazione della nostra identità quanto il nostro modo di essere sociali.</text:p>
      <text:p text:style-name="P30">Tuttavia il nostro discorso si muove all’interno di una premessa fondamentale : il sistema di valori occidentale.</text:p>
      <text:p text:style-name="P27"><text:span text:style-name="T22">E’ infatti impossibile pensare che un’attenzione all’individualità possa essere applicata in contesti in cui questa a valore minimo, quanto basta al raggiungimento del benessere della collettività.</text:span></text:p>
      <text:p text:style-name="P30">Nonostante le inevitabili peculiarità antropologiche però , a ben vedere, il genere umano ha tutta una serie di aspetti comuni inerenti sia ai diritti , sia alle caratteristiche psicologiche.</text:p>
      <text:p text:style-name="P30">Il genere umano tutto infatti differisce spiccatamente da tutte le altre specie per un comportamento peculiare : i discendenti hanno assolutamente bisogno delle figure genitoriali.</text:p>
      <text:p text:style-name="P30">Nelle altre specie animali questo non accade mai, e se accade non lo fa mai nei nostri spiccatissimi termini ( è impensabile lasciare un ragazzino di 10 anni alla propria sorte , chiedendogli di provvedere da solo alle sue necessità primarie).</text:p>
      <text:p text:style-name="P27"><text:span text:style-name="T22">Questa dipendenza assoluta </text:span><text:span text:style-name="T30">del fanciullo ha due conseguenze principali , comuni a </text:span><text:soft-page-break/><text:span text:style-name="T30">tutti gli uomini, in termini psicologici : da un lato la paura di perdere l’amore e le cure dei genitori , dall’altro il terrore della punizione.</text:span></text:p>
      <text:p text:style-name="P31">Come suggerisce Ferenczi questi due volti della dipendenza risultano essere la conditio sine qua non per l’educabilità del bambino, attorno ai quali necessariamente verte l’insegnamento.</text:p>
      <text:p text:style-name="P28"><text:span text:style-name="T22">L’autore suggerisce quindi che il ruolo dell’insegnate ( e chiaramente del genitore) non può e non deve essere quello di mortificare le spinte pulsionali del bambino , ma <text:s/>anzi di cercare ed altern</text:span><text:span text:style-name="T32">are </text:span><text:span text:style-name="T22">pedissequamente momenti di sfogo istintuale e momenti di attività sublimatorie.</text:span></text:p>
      <text:p text:style-name="P31">Uno spunto ancora più forte e maggiormente applicabile è <text:s/>quello offerto da Melanie Klein , che fra l’altro, assieme a Sigmund Freud , è la più importante voce in merito al rapporto fra Psicoanalisi e Pedagogia.</text:p>
      <text:p text:style-name="P31">La donna sottolinea che, tanto i contesti scolastici tanto quelli familiari, tendono a non rispondere ai quesiti posti dai fanciulli.</text:p>
      <text:p text:style-name="P31">Questo è evidente quando i bambini chiedono ai genitori in che modo sono nati , e spesso ricevono urla ed imbarazzo indietro.</text:p>
      <text:p text:style-name="P28"><text:span text:style-name="T22">La Klein mette in guardia rispetto a questi atteggiamenti di risposta, evidenziando il danno irreparabile che vanno ad infliggere al bambino. In primo luogo </text:span><text:soft-page-break/><text:span text:style-name="T22">l’educando non rimuoverà solo la curiosità connessa alla riproduzione, ma , purtroppo, la sua psiche inibirà </text:span><text:span text:style-name="T31">in linea associativa tutte le emozioni ed idee connesse , ed a quel punto solo lo psicoanalista potrà comprendere l’origine di quell’amputazione psichica (rimozione, Anna Freud, I meccanismi di difesa).</text:span></text:p>
      <text:p text:style-name="P28"><text:span text:style-name="T31"/></text:p>
      <text:p text:style-name="Text_20_body"/>
      <text:p text:style-name="Text_20_body"/>
      <text:p text:style-name="P28"><text:span text:style-name="T31"/></text:p>
      <text:p text:style-name="P32"><text:span text:style-name="T31">I</text:span><text:span text:style-name="T22">n conclusione però , non pensare che <text:s/>non si possa essere educatori senza essere <text:s/>laureati prima in Psicologia e poi in Psicoanalisi, ma basterebbero dei corsi per far si che l’operato del docente non venga annullato da gesti inconsapevoli.</text:span></text:p>
      <text:p text:style-name="P32"><text:span text:style-name="T22">Non è infatti inusuale che , in buona fede, si commettano errori che possono portare alla compromissione del lavoro dell’educatore. Conoscere il funzionamento delle modalità di apprendimento suggerite dalla pedagogia e dalle neuroscienze, ed avere spunti di tipo scioanalitico per gestire l’emotività , la quale ha un ruolo fondamentale all’interno dei rpocessi cognitivi, oltre a rafforzare il lavoro svolto in classe, restituirebbe una forte spinta all’autotima tanto dell’educatore quanto dell’educando.</text:span></text:p>
      <text:p text:style-name="P32"><text:span text:style-name="T22">Questo perché ogni essere umano ha bisogno che il proprio lavoro venga </text:span><text:soft-page-break/><text:span text:style-name="T22">riconosciuto, e relativamente alla relazione insegnate-alunno per il primo il benessere consiste nel aver riconosciuto ciò che ha dato , e per l’alunno nel vedere apprezzato ciò che ha rielaborato.</text:span></text:p>
      <text:p text:style-name="P33"><text:span text:style-name="T22">Tuttavia non possiamo ignorare la critica di Anna Freud poiché è effettivamente vero che <text:s/>è impossibile mettere una sfera in un cubo infinitamente più piccolo. La scuola andrebbe riformata, ma fino al momento in cui qualcuno non prende decisioni al posto nostro, siamo noi a dover agire per cambiare le cose nel nostro piccolo, dall’interno. La responsaboilità è individuale è importantissima , infatti non gettiamo la plastica a terra solamente perché tutti lo fanno o perché si è sempre fatto così.</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yanmar Text" svg:font-family="'Myanmar Text'"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4T05:57:40.866000000</meta:creation-date>
    <dc:date>2021-05-29T13:59:46.775000000</dc:date>
    <meta:editing-duration>P13DT11H18M20S</meta:editing-duration>
    <meta:editing-cycles>12</meta:editing-cycles>
    <meta:generator>LibreOffice/6.3.2.2$Windows_X86_64 LibreOffice_project/98b30e735bda24bc04ab42594c85f7fd8be07b9c</meta:generator>
    <meta:document-statistic meta:table-count="0" meta:image-count="0" meta:object-count="0" meta:page-count="11" meta:paragraph-count="56" meta:word-count="2021" meta:character-count="13279" meta:non-whitespace-character-count="11284"/>
  </office:meta>
</office:document-meta>
</file>